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ff00" draw:textarea-horizontal-align="justify" draw:textarea-vertical-align="middle" draw:auto-grow-height="false" fo:min-height="1.176cm" fo:min-width="2.201cm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1.227cm" fo:min-width="2.68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 fo:min-height="0.972cm" fo:min-width="1.808cm"/>
    </style:style>
    <style:style style:name="gr6" style:family="graphic" style:parent-style-name="standard">
      <style:graphic-properties draw:fill-color="#4c1900" draw:textarea-horizontal-align="justify" draw:textarea-vertical-align="middle" draw:auto-grow-height="false" fo:min-height="1.243cm" fo:min-width="2.984cm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 fo:min-height="1.219cm" fo:min-width="6.266cm"/>
    </style:style>
    <style:style style:name="gr8" style:family="graphic" style:parent-style-name="standard">
      <style:graphic-properties draw:fill-color="#e6ff00" draw:textarea-horizontal-align="justify" draw:textarea-vertical-align="middle" draw:auto-grow-height="false" fo:min-height="0.881cm" fo:min-width="2.267cm"/>
    </style:style>
    <style:style style:name="gr9" style:family="graphic" style:parent-style-name="standard">
      <style:graphic-properties draw:fill-color="#4c1900" draw:textarea-horizontal-align="justify" draw:textarea-vertical-align="middle" draw:auto-grow-height="false" fo:min-height="0.881cm" fo:min-width="2.38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0.881cm" fo:min-width="2.477cm"/>
    </style:style>
    <style:style style:name="gr11" style:family="graphic" style:parent-style-name="standard">
      <style:graphic-properties draw:fill-color="#23ff23" draw:textarea-horizontal-align="justify" draw:textarea-vertical-align="middle" draw:auto-grow-height="false" fo:min-height="0.881cm" fo:min-width="2.338cm"/>
    </style:style>
    <style:style style:name="gr12" style:family="graphic" style:parent-style-name="standard">
      <style:graphic-properties draw:fill-color="#9999ff" draw:textarea-horizontal-align="justify" draw:textarea-vertical-align="middle" draw:auto-grow-height="false" fo:min-height="0.881cm" fo:min-width="2.3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143cm"/>
    </style:style>
    <style:style style:name="gr14" style:family="graphic" style:parent-style-name="standard">
      <style:graphic-properties draw:fill-color="#e6ff00" draw:textarea-horizontal-align="justify" draw:textarea-vertical-align="middle" draw:auto-grow-height="false" fo:min-height="1.018cm" fo:min-width="3.765cm"/>
    </style:style>
    <style:style style:name="gr15" style:family="graphic" style:parent-style-name="standard">
      <style:graphic-properties draw:textarea-horizontal-align="justify" draw:textarea-vertical-align="middle" draw:auto-grow-height="false" fo:min-height="0.728cm" fo:min-width="2.524cm"/>
    </style:style>
    <style:style style:name="gr16" style:family="graphic" style:parent-style-name="standard">
      <style:graphic-properties draw:fill-color="#e6ff00" draw:textarea-horizontal-align="justify" draw:textarea-vertical-align="middle" draw:auto-grow-height="false" fo:min-height="0.834cm" fo:min-width="2.684cm"/>
    </style:style>
    <style:style style:name="gr17" style:family="graphic" style:parent-style-name="standard">
      <style:graphic-properties draw:fill-color="#4c1900" draw:textarea-horizontal-align="justify" draw:textarea-vertical-align="middle" draw:auto-grow-height="false" fo:min-height="0.834cm" fo:min-width="2.684cm"/>
    </style:style>
    <style:style style:name="gr18" style:family="graphic" style:parent-style-name="standard">
      <style:graphic-properties draw:fill-color="#9999ff" draw:textarea-horizontal-align="justify" draw:textarea-vertical-align="middle" draw:auto-grow-height="false" fo:min-height="0.584cm" fo:min-width="1.808cm"/>
    </style:style>
    <style:style style:name="gr19" style:family="graphic" style:parent-style-name="standard">
      <style:graphic-properties draw:fill-color="#4c1900" draw:textarea-horizontal-align="justify" draw:textarea-vertical-align="middle" draw:auto-grow-height="false" fo:min-height="0.742cm" fo:min-width="4.829cm"/>
    </style:style>
    <style:style style:name="gr20" style:family="graphic" style:parent-style-name="standard">
      <style:graphic-properties draw:textarea-horizontal-align="justify" draw:textarea-vertical-align="middle" draw:auto-grow-height="false" fo:min-height="0.791cm" fo:min-width="4.862cm"/>
    </style:style>
    <style:style style:name="gr21" style:family="graphic" style:parent-style-name="standard">
      <style:graphic-properties draw:textarea-horizontal-align="justify" draw:textarea-vertical-align="middle" draw:auto-grow-height="false" fo:min-height="2.956cm" fo:min-width="7.944cm" fo:wrap-option="no-wrap"/>
    </style:style>
    <style:style style:name="gr22" style:family="graphic" style:parent-style-name="standard">
      <style:graphic-properties draw:fill-color="#23ff23" draw:textarea-horizontal-align="justify" draw:textarea-vertical-align="middle" draw:auto-grow-height="false" fo:min-height="3.593cm" fo:min-width="10.015cm" fo:wrap-option="no-wrap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6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23ff23"/>
      <style:paragraph-properties fo:text-align="center"/>
    </style:style>
    <style:style style:name="P7" style:family="paragraph">
      <loext:graphic-properties draw:fill-color="#4c1900"/>
      <style:paragraph-properties fo:text-align="center"/>
      <style:text-properties fo:font-size="18pt"/>
    </style:style>
    <style:style style:name="P8" style:family="paragraph">
      <loext:graphic-properties draw:fill-color="#23ff23"/>
      <style:paragraph-properties fo:text-align="center"/>
      <style:text-properties fo:font-size="18pt"/>
    </style:style>
    <style:style style:name="P9" style:family="paragraph">
      <loext:graphic-properties draw:fill-color="#4c1900"/>
      <style:paragraph-properties fo:text-align="center"/>
      <style:text-properties fo:color="#ffffff"/>
    </style:style>
    <style:style style:name="P10" style:family="paragraph">
      <loext:graphic-properties draw:fill-color="#99ccff"/>
      <style:paragraph-properties fo:text-align="center"/>
    </style:style>
    <style:style style:name="P11" style:family="paragraph">
      <loext:graphic-properties draw:fill-color="#9999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4c1900"/>
      <style:paragraph-properties fo:text-align="center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-color="#23ff23"/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80" style:font-name="Arial" fo:font-size="32pt" fo:font-style="italic" style:font-size-asian="32pt" style:font-style-asian="italic" style:font-size-complex="32pt" style:font-style-complex="italic"/>
    </style:style>
    <style:style style:name="T6" style:family="text">
      <style:text-properties fo:color="#000080" style:font-name="Arial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The Rascal Compiler</text:span><text:span text:style-name="T3"><text:line-break/></text:span><text:span text:style-name="T3"><text:line-break/></text:span><text:span text:style-name="T4">Anastasia Izmaylova</text:span><text:span text:style-name="T5"><text:line-break/></text:span><text:span text:style-name="T6">Mark Hills</text:span><text:span text:style-name="T6"><text:line-break/></text:span><text:span text:style-name="T6">Paul Kl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, incremental, compiler</text:p>
          </draw:text-box>
        </draw:frame>
        <draw:g xml:id="id7" draw:id="id7">
          <draw:custom-shape draw:style-name="gr2" draw:text-style-name="P4" xml:id="id1" draw:id="id1" draw:layer="layout" svg:width="2.7cm" svg:height="1.615cm" svg:x="8.803cm" svg:y="5.258cm">
            <text:p text:style-name="P3">Rascal</text:p>
            <text:p text:style-name="P3">Module 1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2" draw:id="id2" draw:layer="layout" svg:width="3.184cm" svg:height="1.477cm" svg:x="8.539cm" svg:y="8.044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0.153cm" svg:y1="6.873cm" svg:x2="10.131cm" svg:y2="8.044cm" draw:start-shape="id1" draw:start-glue-point="6" draw:end-shape="id2" draw:end-glue-point="0" svg:d="M10153 6873l-22 1171" svg:viewBox="0 0 23 1172">
            <text:p/>
          </draw:connector>
          <draw:custom-shape draw:style-name="gr5" draw:text-style-name="P6" xml:id="id3" draw:id="id3" draw:layer="layout" svg:width="2.307cm" svg:height="1.384cm" svg:x="8.952cm" svg:y="10.756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0.131cm" svg:y1="9.521cm" svg:x2="10.106cm" svg:y2="10.756cm" draw:start-shape="id2" draw:start-glue-point="2" draw:end-shape="id3" draw:end-glue-point="4" svg:d="M10131 9521l-25 1235" svg:viewBox="0 0 26 1236">
            <text:p/>
          </draw:connector>
        </draw:g>
        <draw:g xml:id="id9" draw:id="id9">
          <draw:custom-shape draw:style-name="gr2" draw:text-style-name="P4" xml:id="id4" draw:id="id4" draw:layer="layout" svg:width="2.7cm" svg:height="1.615cm" svg:x="15.387cm" svg:y="5.167cm">
            <text:p text:style-name="P3">Rascal</text:p>
            <text:p text:style-name="P3">Module n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5" draw:id="id5" draw:layer="layout" svg:width="3.184cm" svg:height="1.477cm" svg:x="15.123cm" svg:y="7.953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6.737cm" svg:y1="6.782cm" svg:x2="16.715cm" svg:y2="7.953cm" draw:start-shape="id4" draw:start-glue-point="6" draw:end-shape="id5" draw:end-glue-point="0" svg:d="M16737 6782l-22 1171" svg:viewBox="0 0 23 1172">
            <text:p/>
          </draw:connector>
          <draw:custom-shape draw:style-name="gr5" draw:text-style-name="P6" xml:id="id6" draw:id="id6" draw:layer="layout" svg:width="2.307cm" svg:height="1.384cm" svg:x="15.536cm" svg:y="10.665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6.715cm" svg:y1="9.43cm" svg:x2="16.69cm" svg:y2="10.665cm" draw:start-shape="id5" draw:start-glue-point="2" draw:end-shape="id6" draw:end-glue-point="4" svg:d="M16715 9430l-25 1235" svg:viewBox="0 0 26 1236">
            <text:p/>
          </draw:connector>
        </draw:g>
        <draw:custom-shape draw:style-name="gr6" draw:text-style-name="P7" xml:id="id8" draw:id="id8" draw:layer="layout" svg:width="3.484cm" svg:height="1.493cm" svg:x="11.967cm" svg:y="13.937cm">
          <text:p text:style-name="P3"><text:span text:style-name="T7">Link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131cm" svg:y1="12.14cm" svg:x2="13.709cm" svg:y2="13.937cm" draw:start-shape="id7" draw:start-glue-point="2" draw:end-shape="id8" draw:end-glue-point="0" svg:d="M10131 12140l3578 1797" svg:viewBox="0 0 3579 1798">
          <text:p/>
        </draw:connector>
        <draw:connector draw:style-name="gr4" draw:text-style-name="P5" draw:layer="layout" draw:type="line" svg:x1="16.715cm" svg:y1="12.049cm" svg:x2="13.709cm" svg:y2="13.937cm" draw:start-shape="id9" draw:start-glue-point="2" draw:end-shape="id8" draw:end-glue-point="0" svg:d="M16715 12049l-3006 1888" svg:viewBox="0 0 3007 1889">
          <text:p/>
        </draw:connector>
        <draw:custom-shape draw:style-name="gr7" draw:text-style-name="P8" xml:id="id10" draw:id="id10" draw:layer="layout" svg:width="6.765cm" svg:height="1.664cm" svg:x="10.339cm" svg:y="16.48cm">
          <text:p text:style-name="P3"><text:span text:style-name="T7">RVM</text:span></text:p>
          <text:p text:style-name="P3"><text:span text:style-name="T7">Serialized, compress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5" draw:layer="layout" draw:type="line" svg:x1="13.709cm" svg:y1="15.43cm" svg:x2="13.722cm" svg:y2="16.48cm" draw:start-shape="id8" draw:start-glue-point="2" draw:end-shape="id10" draw:end-glue-point="4" svg:d="M13709 15430l13 1050" svg:viewBox="0 0 14 1051">
          <text:p/>
        </draw:connector>
        <draw:g>
          <draw:custom-shape draw:style-name="gr8" draw:text-style-name="P4" draw:layer="layout" svg:width="2.767cm" svg:height="1.131cm" svg:x="24.08cm" svg:y="12.163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4.021cm" svg:y="13.618cm">
            <text:p text:style-name="P3"><text:span text:style-name="T8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4.009cm" svg:y="14.978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4.044cm" svg:y="16.501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4.044cm" svg:y="18.001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632cm" svg:y="10.135cm">
            <draw:text-box draw:corner-radius="1.24cm">
              <text:p/>
              <text:p text:style-name="P3">Languages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g>
          <draw:custom-shape draw:style-name="gr8" draw:text-style-name="P4" draw:layer="layout" svg:width="2.767cm" svg:height="1.131cm" svg:x="23.944cm" svg:y="12.141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3.885cm" svg:y="13.596cm">
            <text:p text:style-name="P3"><text:span text:style-name="T8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3.873cm" svg:y="14.956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3.908cm" svg:y="16.479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3.908cm" svg:y="17.979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474cm" svg:y="10.068cm">
            <draw:text-box draw:corner-radius="1.24cm">
              <text:p><text:s/></text:p>
              <text:p text:style-name="P3">Languages</text:p>
            </draw:text-box>
          </draw:frame>
        </draw:g>
        <draw:g>
          <draw:custom-shape draw:style-name="gr2" draw:text-style-name="P4" xml:id="id11" draw:id="id11" draw:layer="layout" svg:width="2.7cm" svg:height="1.615cm" svg:x="13.077cm" svg:y="1.388cm">
            <text:p text:style-name="P3">Rascal</text:p>
            <text:p text:style-name="P3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4" xml:id="id12" draw:id="id12" draw:layer="layout" svg:width="4.265cm" svg:height="1.268cm" svg:x="7.725cm" svg:y="3.039cm">
            <text:p text:style-name="P3">Typecheck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3" draw:id="id13" draw:layer="layout" svg:width="3.184cm" svg:height="1.477cm" svg:x="12.815cm" svg:y="4.535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3.077cm" svg:y1="2.195cm" svg:x2="9.857cm" svg:y2="3.039cm" draw:start-shape="id11" draw:end-shape="id12" draw:end-glue-point="0" svg:d="M13077 2195l-3220 844" svg:viewBox="0 0 3221 845">
            <text:p/>
          </draw:connector>
          <draw:connector draw:style-name="gr4" draw:text-style-name="P5" draw:layer="layout" draw:type="line" svg:x1="14.427cm" svg:y1="3.003cm" svg:x2="14.407cm" svg:y2="4.535cm" draw:start-shape="id11" draw:start-glue-point="6" draw:end-shape="id13" svg:d="M14427 3003l-20 1532" svg:viewBox="0 0 21 1533">
            <text:p/>
          </draw:connector>
          <draw:connector draw:style-name="gr4" draw:text-style-name="P5" draw:layer="layout" draw:type="line" svg:x1="9.857cm" svg:y1="4.307cm" svg:x2="12.815cm" svg:y2="5.273cm" draw:start-shape="id12" draw:start-glue-point="2" draw:end-shape="id13" svg:d="M9857 4307l2958 966" svg:viewBox="0 0 2959 967">
            <text:p/>
          </draw:connector>
          <draw:custom-shape draw:style-name="gr15" draw:text-style-name="P3" xml:id="id14" draw:id="id14" draw:layer="layout" svg:width="3.023cm" svg:height="1.107cm" svg:x="12.929cm" svg:y="7.256cm">
            <text:p text:style-name="P3">muRascal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07cm" svg:y1="6.012cm" svg:x2="14.441cm" svg:y2="7.256cm" draw:start-shape="id13" draw:start-glue-point="2" draw:end-shape="id14" draw:end-glue-point="4" svg:d="M14407 6012l34 1244" svg:viewBox="0 0 35 1245">
            <text:p/>
          </draw:connector>
          <draw:custom-shape draw:style-name="gr16" draw:text-style-name="P4" xml:id="id15" draw:id="id15" draw:layer="layout" svg:width="3.184cm" svg:height="1.084cm" svg:x="12.838cm" svg:y="9.562cm">
            <text:p text:style-name="P3">CodeGen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1cm" svg:y1="8.363cm" svg:x2="14.43cm" svg:y2="9.562cm" draw:start-shape="id14" draw:start-glue-point="6" draw:end-shape="id15" svg:d="M14441 8363l-11 1199" svg:viewBox="0 0 12 1200">
            <text:p/>
          </draw:connector>
          <draw:custom-shape draw:style-name="gr5" draw:text-style-name="P6" xml:id="id16" draw:id="id16" draw:layer="layout" svg:width="2.307cm" svg:height="1.384cm" svg:x="9.608cm" svg:y="11.547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0.762cm" svg:y2="11.547cm" draw:start-shape="id15" draw:start-glue-point="2" draw:end-shape="id16" draw:end-glue-point="4" svg:d="M14430 10646l-3668 901" svg:viewBox="0 0 3669 902">
            <text:p/>
          </draw:connector>
          <draw:custom-shape draw:style-name="gr17" draw:text-style-name="P13" xml:id="id18" draw:id="id18" draw:layer="layout" svg:width="3.184cm" svg:height="1.084cm" svg:x="9.166cm" svg:y="15.529cm">
            <text:p text:style-name="P3">Interpreter</text:p>
            <draw:enhanced-geometry svg:viewBox="0 0 21600 21600" draw:type="rectangle" draw:enhanced-path="M 0 0 L 21600 0 21600 21600 0 21600 0 0 Z N"/>
          </draw:custom-shape>
          <draw:custom-shape draw:style-name="gr16" draw:text-style-name="P4" xml:id="id17" draw:id="id17" draw:layer="layout" svg:width="3.184cm" svg:height="1.084cm" svg:x="15.813cm" svg:y="11.753cm">
            <text:p text:style-name="P3">JVMGen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19" draw:id="id19" draw:layer="layout" svg:width="2.307cm" svg:height="0.944cm" svg:x="16.273cm" svg:y="15.623cm">
            <text:p text:style-name="P3">J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7.405cm" svg:y2="11.753cm" draw:start-shape="id15" draw:start-glue-point="2" draw:end-shape="id17" draw:end-glue-point="0" svg:d="M14430 10646l2975 1107" svg:viewBox="0 0 2976 1108">
            <text:p/>
          </draw:connector>
          <draw:connector draw:style-name="gr4" draw:text-style-name="P5" draw:layer="layout" draw:type="line" svg:x1="10.762cm" svg:y1="12.931cm" svg:x2="10.758cm" svg:y2="15.529cm" draw:start-shape="id16" draw:start-glue-point="6" draw:end-shape="id18" draw:end-glue-point="0" svg:d="M10762 12931l-4 2598" svg:viewBox="0 0 5 2599">
            <text:p/>
          </draw:connector>
          <draw:connector draw:style-name="gr4" draw:text-style-name="P5" draw:layer="layout" draw:type="line" svg:x1="17.405cm" svg:y1="12.837cm" svg:x2="17.427cm" svg:y2="15.623cm" draw:start-shape="id17" draw:end-shape="id19" draw:end-glue-point="4" svg:d="M17405 12837l22 2786" svg:viewBox="0 0 23 2787">
            <text:p/>
          </draw:connector>
          <draw:custom-shape draw:style-name="gr19" draw:text-style-name="P9" xml:id="id20" draw:id="id20" draw:layer="layout" svg:width="5.329cm" svg:height="0.992cm" svg:x="11.615cm" svg:y="13.595cm">
            <text:p text:style-name="P3"><text:span text:style-name="T8">Runtime System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279cm" svg:y1="14.587cm" svg:x2="12.35cm" svg:y2="16.071cm" draw:start-shape="id20" draw:start-glue-point="2" draw:end-shape="id18" svg:d="M14279 14587l-1929 1484" svg:viewBox="0 0 1930 1485">
            <text:p/>
          </draw:connector>
          <draw:connector draw:style-name="gr4" draw:text-style-name="P5" draw:layer="layout" draw:type="line" svg:x1="14.279cm" svg:y1="14.587cm" svg:x2="16.273cm" svg:y2="16.095cm" draw:start-shape="id20" draw:start-glue-point="2" draw:end-shape="id19" svg:d="M14279 14587l1994 1508" svg:viewBox="0 0 1995 1509">
            <text:p/>
          </draw:connector>
          <draw:custom-shape draw:style-name="gr20" draw:text-style-name="P3" xml:id="id21" draw:id="id21" draw:layer="layout" svg:width="5.362cm" svg:height="1.041cm" svg:x="11.764cm" svg:y="18.099cm">
            <text:p text:style-name="P3">Runtime System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5cm" svg:y1="18.099cm" svg:x2="12.35cm" svg:y2="16.071cm" draw:start-shape="id21" draw:start-glue-point="0" draw:end-shape="id18" draw:end-glue-point="1" svg:d="M14445 18099l-2095-2028" svg:viewBox="0 0 2096 2029">
            <text:p/>
          </draw:connector>
          <draw:connector draw:style-name="gr4" draw:text-style-name="P5" draw:layer="layout" draw:type="line" svg:x1="14.445cm" svg:y1="18.099cm" svg:x2="16.273cm" svg:y2="16.095cm" draw:start-shape="id21" draw:start-glue-point="0" draw:end-shape="id19" draw:end-glue-point="5" svg:d="M14445 18099l1828-2004" svg:viewBox="0 0 1829 2005">
            <text:p/>
          </draw:connector>
        </draw:g>
        <draw:custom-shape draw:style-name="gr21" draw:text-style-name="P14" xml:id="id22" draw:id="id22" draw:layer="layout" svg:width="9.118cm" svg:height="3.462cm" svg:x="17.963cm" svg:y="2.985cm">
          <text:p><text:span text:style-name="T9">muRascal</text:span><text:span text:style-name="T10">: a high-level </text:span></text:p>
          <text:p><text:span text:style-name="T10">core language with</text:span></text:p>
          <text:p><text:span text:style-name="T10">structured control flow </text:span></text:p>
          <text:p><text:span text:style-name="T10">and coroutines</text:span></text:p>
          <draw:enhanced-geometry svg:viewBox="0 0 21600 21600" draw:text-areas="800 800 20800 20800" draw:type="round-rectangular-callout" draw:modifiers="-4607.08411009979 29496.5059197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5" xml:id="id23" draw:id="id23" draw:layer="layout" svg:width="11.355cm" svg:height="4.149cm" svg:x="0.181cm" svg:y="5.93cm">
          <text:p><text:span text:style-name="T9">Rascal Virtual Machine (RVM)</text:span><text:span text:style-name="T10">: </text:span></text:p>
          <text:p><text:span text:style-name="T10">Low-level stack-based VM</text:span></text:p>
          <text:p><text:span text:style-name="T10">resembling JVM, but supports </text:span></text:p>
          <text:p><text:span text:style-name="T10">coroutines</text:span></text:p>
          <draw:enhanced-geometry svg:viewBox="0 0 21600 21600" draw:text-areas="800 800 20800 20800" draw:type="round-rectangular-callout" draw:modifiers="20152.5184924269 28709.7831325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1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grammar in Rascal used to parse Rascal source code</text:p>
              </text:list-item>
              <text:list-item>
                <text:p>Type checker and compiler only use concrete patterns (we don't have an AST for Rascal)</text:p>
              </text:list-item>
              <text:list-item>
                <text:p>Type checker:</text:p>
                <text:list>
                  <text:list-item>
                    <text:p>Performs local type inference</text:p>
                  </text:list-item>
                  <text:list-item>
                    <text:p>Computes location-based type info that is used by the later phases (using type lookup by lo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ighlights, 2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tterns compiled to cooperating coroutines</text:p>
              </text:list-item>
              <text:list-item>
                <text:p>Type reachability analysis to optimize visits</text:p>
              </text:list-item>
              <text:list-item>
                <text:p>Static fingerprints to optimize switch, visit and overloaded calls</text:p>
              </text:list-item>
              <text:list-item>
                <text:p>Polymorphism is filtered in various stages (latests at link time)</text:p>
              </text:list-item>
              <text:list-item>
                <text:p>Rascal interpreter is rather optimized and fast</text:p>
              </text:list-item>
              <text:list-item>
                <text:p>Speed-up: to RVM (2-10x); to JVM (extra 2x)</text:p>
              </text:list-item>
              <text:list-item>
                <text:p>Speed-up of 5-10x seems fea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have a testsuite of 5000 tests (20-30% are random tests that are executed 500 times per test, total actual tests much higher: ~ 500K)</text:p>
              </text:list-item>
              <text:list-item>
                <text:p>Rascal interpreter passes all tests (of course!)</text:p>
              </text:list-item>
              <text:list-item>
                <text:p>Rascal compiler fails on 0.5% of tests</text:p>
              </text:list-item>
              <text:list-item>
                <text:p>Rascal compiler can compile itself</text:p>
              </text:list-item>
              <text:list-item>
                <text:p>Just started running the self-compiled Rascal compiler on the test suite. No precise number yet how many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owards Comple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inalize completely bootstrapped compiler</text:p>
              </text:list-item>
              <text:list-item>
                <text:p>Cut all remaining connections with Rascal interpreter =&gt; Standalone execution of compiled code</text:p>
              </text:list-item>
              <text:list-item>
                <text:p>Replace interpreter by compiler</text:p>
              </text:list-item>
              <text:list-item>
                <text:p>Connect with Eclipse Debugging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The Rascal Compiler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54M34S</meta:editing-duration>
    <meta:editing-cycles>309</meta:editing-cycles>
    <dc:date>2015-06-12T10:57:38.263138000</dc:date>
    <meta:generator>LibreOffice/4.4.1.2$MacOSX_X86_64 LibreOffice_project/45e2de17089c24a1fa810c8f975a7171ba4cd432</meta:generator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